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295cm" style:rel-column-width="1301*"/>
    </style:style>
    <style:style style:name="Tabella1.B" style:family="table-column">
      <style:table-column-properties style:column-width="5.503cm" style:rel-column-width="3120*"/>
    </style:style>
    <style:style style:name="Tabella1.C" style:family="table-column">
      <style:table-column-properties style:column-width="2.286cm" style:rel-column-width="1296*"/>
    </style:style>
    <style:style style:name="Tabella1.D" style:family="table-column">
      <style:table-column-properties style:column-width="0.923cm" style:rel-column-width="523*"/>
    </style:style>
    <style:style style:name="Tabella1.E" style:family="table-column">
      <style:table-column-properties style:column-width="1.475cm" style:rel-column-width="836*"/>
    </style:style>
    <style:style style:name="Tabella1.F" style:family="table-column">
      <style:table-column-properties style:column-width="0.614cm" style:rel-column-width="348*"/>
    </style:style>
    <style:style style:name="Tabella1.G" style:family="table-column">
      <style:table-column-properties style:column-width="1.295cm" style:rel-column-width="734*"/>
    </style:style>
    <style:style style:name="Tabella1.H" style:family="table-column">
      <style:table-column-properties style:column-width="1.796cm" style:rel-column-width="1018*"/>
    </style:style>
    <style:style style:name="Tabella1.I" style:family="table-column">
      <style:table-column-properties style:column-width="1.909cm" style:rel-column-width="1082*"/>
    </style:style>
    <style:style style:name="Tabella1.J" style:family="table-column">
      <style:table-column-properties style:column-width="0.907cm" style:rel-column-width="51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none" fo:border-top="none" fo:border-bottom="0.05pt solid #000000"/>
    </style:style>
    <style:style style:name="Tabella1.J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318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none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none" fo:border-top="none" fo:border-bottom="0.05pt solid #000000"/>
    </style:style>
    <style:style style:name="Tabella1.J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none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none" fo:border-top="none" fo:border-bottom="0.05pt solid #000000"/>
    </style:style>
    <style:style style:name="Tabella1.J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01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D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none" fo:border-top="none" fo:border-bottom="0.05pt solid #000000"/>
    </style:style>
    <style:style style:name="Tabella1.F13" style:family="table-cell">
      <style:table-cell-properties fo:padding="0.097cm" fo:border-left="none" fo:border-right="none" fo:border-top="none" fo:border-bottom="0.05pt solid #000000"/>
    </style:style>
    <style:style style:name="Tabella1.H13" style:family="table-cell">
      <style:table-cell-properties fo:padding="0.097cm" fo:border-left="none" fo:border-right="none" fo:border-top="none" fo:border-bottom="0.05pt solid #000000"/>
    </style:style>
    <style:style style:name="Tabella1.I13" style:family="table-cell">
      <style:table-cell-properties fo:padding="0.097cm" fo:border-left="none" fo:border-right="none" fo:border-top="none" fo:border-bottom="0.05pt solid #000000"/>
    </style:style>
    <style:style style:name="Tabella1.J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173cm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none" fo:border-right="none" fo:border-top="none" fo:border-bottom="0.05pt solid #000000"/>
    </style:style>
    <style:style style:name="Tabella1.D18" style:family="table-cell">
      <style:table-cell-properties fo:padding="0.097cm" fo:border-left="none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9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8991a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2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buntu Light"/>
    </style:style>
    <style:style style:name="P39" style:family="paragraph" style:parent-style-name="Standard">
      <style:text-properties style:font-name="Arial"/>
    </style:style>
    <style:style style:name="P40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Text_20_body">
      <style:text-properties style:font-name="Ubuntu Light" fo:font-size="6pt" style:font-size-asian="5.25pt" style:font-size-complex="6pt"/>
    </style:style>
    <style:style style:name="P61" style:family="paragraph" style:parent-style-name="Text_20_body">
      <style:paragraph-properties fo:text-align="start" style:justify-single-word="false"/>
      <style:text-properties style:font-name="Arial"/>
    </style:style>
    <style:style style:name="P62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8pt" officeooo:paragraph-rsid="018ec854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Arial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82f28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7c9fdc" style:font-size-asian="7pt" style:font-style-asian="italic" style:font-size-complex="7pt" style:font-style-complex="italic"/>
    </style:style>
    <style:style style:name="P72" style:family="paragraph" style:parent-style-name="Standard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861f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size="8pt" officeooo:paragraph-rsid="0168f972" style:font-size-asian="8pt" style:font-size-complex="8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officeooo:rsid="009ed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1">CLIENTE / CUSTOMER</text:p>
          </table:table-cell>
          <table:table-cell table:style-name="Tabella3.A1" office:value-type="string">
            <text:p text:style-name="P11">PARTITA IVA / VAT N.</text:p>
          </table:table-cell>
          <table:table-cell table:style-name="Tabella3.A1" office:value-type="string">
            <text:p text:style-name="P11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11">SPETT.LE</text:span> / MESSRS</text:p>
            <text:p text:style-name="P61"><text:placeholder text:placeholder-type="text">&lt;o.partner_id.name&gt;</text:placeholder></text:p>
            <text:p text:style-name="P6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9"><text:placeholder text:placeholder-type="text">&lt;o.partner_id.vat if o.partner_id.vat else ''&gt;</text:placeholder></text:span><text:span text:style-name="T9"><text:placeholder text:placeholder-type="text">&lt;o.partner_id.fiscalcode or ''&gt;</text:placeholder></text:span></text:p>
          </table:table-cell>
          <table:table-cell table:style-name="Tabella3.A1" office:value-type="string">
            <text:p text:style-name="P26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2">-CONDIZIONI DI PAGAMENTO / PAYMENT TERMS</text:p>
          </table:table-cell>
          <table:covered-table-cell/>
          <table:table-cell table:style-name="Tabella3.A1" office:value-type="string">
            <text:p text:style-name="P1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1"><text:placeholder text:placeholder-type="text">&lt;o.name&gt;</text:placeholder></text:p>
          </table:table-cell>
          <table:table-cell table:style-name="Tabella3.D4" office:value-type="string">
            <text:p text:style-name="P34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  <table:table-cell table:style-name="Tabella3.E4" office:value-type="string">
            <text:p text:style-name="P36"><text:placeholder text:placeholder-type="text">&lt;o.partner_id.state_id.code&gt;</text:placeholder></text:p>
          </table:table-cell>
        </table:table-row>
        <table:table-row table:style-name="Tabella3.3">
          <table:table-cell table:style-name="Tabella3.A5" office:value-type="string">
            <text:p text:style-name="P13">RIF. ORDINE CLIENTE</text:p>
          </table:table-cell>
          <table:table-cell table:style-name="Tabella3.B5" office:value-type="string">
            <text:p text:style-name="P15">CONSEGNA (SALVO IMPREVISTI) / EXPECTED DELIVERY DATE</text:p>
          </table:table-cell>
          <table:table-cell table:style-name="Tabella3.A1" office:value-type="string">
            <text:p text:style-name="P10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4">CONSIGNEE</text:span></text:p>
            <text:p text:style-name="P65"><text:placeholder text:placeholder-type="text">&lt;o.destination_partner_id.name&gt;</text:placeholder></text:p>
            <text:p text:style-name="P6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0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4">AGENTE: <text:span text:style-name="T8"><text:placeholder text:placeholder-type="text">&lt;o.partner_id.agent_id.name&gt;</text:placeholder></text:span></text:p>
          </table:table-cell>
          <table:covered-table-cell/>
          <table:table-cell table:style-name="Tabella3.C7" office:value-type="string">
            <text:p text:style-name="P39"/>
          </table:table-cell>
          <table:table-cell table:style-name="Tabella3.D7" office:value-type="string">
            <text:p text:style-name="P2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50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80">DESCRIZIONE ARTICOLO / <text:span text:style-name="T12">ITEM</text:span> DESCRIPTION</text:p>
            </table:table-cell>
            <table:table-cell table:style-name="Tabella1.C1" office:value-type="string">
              <text:p text:style-name="P51">COLORE / COLOUR</text:p>
            </table:table-cell>
            <table:table-cell table:style-name="Tabella1.A1" office:value-type="string">
              <text:p text:style-name="P50">U.M.</text:p>
            </table:table-cell>
            <table:table-cell table:style-name="Tabella1.A1" office:value-type="string">
              <text:p text:style-name="P50">Q.TA'/Q.TY</text:p>
            </table:table-cell>
            <table:table-cell table:style-name="Tabella1.A1" table:number-columns-spanned="2" office:value-type="string">
              <text:p text:style-name="P52">PREZZO UNITARIO / UNIT PRICE</text:p>
            </table:table-cell>
            <table:covered-table-cell/>
            <table:table-cell table:style-name="Tabella1.A1" office:value-type="string">
              <text:p text:style-name="P52">SCONTI / DISCOUNTS</text:p>
            </table:table-cell>
            <table:table-cell table:style-name="Tabella1.A1" office:value-type="string">
              <text:p text:style-name="P52">IMPORTO / AMOUNT</text:p>
            </table:table-cell>
            <table:table-cell table:style-name="Tabella1.J1" office:value-type="string">
              <text:p text:style-name="P52">ALIQ / RATE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7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5"/>
          </table:table-cell>
          <table:table-cell table:style-name="Tabella1.B3" table:number-columns-spanned="2" office:value-type="string">
            <text:p text:style-name="P24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4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10" office:value-type="string">
            <text:p text:style-name="P79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5"/>
          </table:table-cell>
          <table:table-cell table:style-name="Tabella1.B7" table:number-columns-spanned="2" office:value-type="string">
            <text:p text:style-name="P24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4"/>
          </table:table-cell>
          <table:table-cell table:style-name="Tabella1.E7" office:value-type="string">
            <text:p text:style-name="P39"/>
          </table:table-cell>
          <table:table-cell table:style-name="Tabella1.F7" table:number-columns-spanned="2" office:value-type="string">
            <text:p text:style-name="P39"/>
          </table:table-cell>
          <table:covered-table-cell/>
          <table:table-cell table:style-name="Tabella1.H7" office:value-type="string">
            <text:p text:style-name="P39"/>
          </table:table-cell>
          <table:table-cell table:style-name="Tabella1.I7" office:value-type="string">
            <text:p text:style-name="P39"/>
          </table:table-cell>
          <table:table-cell table:style-name="Tabella1.J7" office:value-type="string">
            <text:p text:style-name="P39"/>
          </table:table-cell>
        </table:table-row>
        <table:table-row table:style-name="Tabella1.2">
          <table:table-cell table:style-name="Tabella1.A8" table:number-columns-spanned="10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rows-spanned="2" office:value-type="string">
            <text:p text:style-name="P82"><text:placeholder text:placeholder-type="text">&lt;l.product_id.default_code or ''&gt;</text:placeholder></text:p>
          </table:table-cell>
          <table:table-cell table:style-name="Tabella1.B9" table:number-columns-spanned="2" office:value-type="string">
            <text:p text:style-name="P90"><text:placeholder text:placeholder-type="text">&lt;l.name if l.use_text_description else (l.product_id.name or '')&gt;</text:placeholder></text:p>
          </table:table-cell>
          <table:covered-table-cell/>
          <table:table-cell table:style-name="Tabella1.D9" table:number-rows-spanned="2" office:value-type="string">
            <text:p text:style-name="P83"><text:s/><text:placeholder text:placeholder-type="text">&lt;l.product_uom.name&gt;</text:placeholder></text:p>
          </table:table-cell>
          <table:table-cell table:style-name="Tabella1.E9" table:number-rows-spanned="2" office:value-type="string">
            <text:p text:style-name="P84"><text:placeholder text:placeholder-type="text">&lt;formatLang(l.product_uom_qty, digits=0)&gt;</text:placeholder> </text:p>
          </table:table-cell>
          <table:table-cell table:style-name="Tabella1.F9" table:number-rows-spanned="2" office:value-type="string">
            <text:p text:style-name="P85"><text:span text:style-name="T16"><text:placeholder text:placeholder-type="text">&lt;o.pricelist_id.currency_id.symbol or ''&gt;</text:placeholder></text:span> </text:p>
          </table:table-cell>
          <table:table-cell table:style-name="Tabella1.G9" table:number-rows-spanned="2" office:value-type="string">
            <text:p text:style-name="P86"><text:placeholder text:placeholder-type="text">&lt;formatLang(l.price_unit, digits=get_digits(dp='Account'))&gt;</text:placeholder></text:p>
          </table:table-cell>
          <table:table-cell table:style-name="Tabella1.H9" table:number-rows-spanned="2" office:value-type="string">
            <text:p text:style-name="P87"><text:placeholder text:placeholder-type="text">&lt;l.multi_discount_rates&gt;</text:placeholder></text:p>
          </table:table-cell>
          <table:table-cell table:style-name="Tabella1.I9" table:number-rows-spanned="2" office:value-type="string">
            <text:p text:style-name="P88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9" table:number-rows-spanned="2" office:value-type="string">
            <text:p text:style-name="P89"><text:placeholder text:placeholder-type="text">&lt;l.tax_id.description&gt;</text:placeholder></text:p>
          </table:table-cell>
        </table:table-row>
        <table:table-row table:style-name="Tabella1.9">
          <table:covered-table-cell/>
          <table:table-cell table:style-name="Tabella1.B10" office:value-type="string">
            <text:p text:style-name="P64"><text:placeholder text:placeholder-type="text">&lt;l.product_id.colour or ''&gt;</text:placeholder><text:placeholder text:placeholder-type="text">&lt;l.product_id.type_of_material or ''&gt;</text:placeholder></text:p>
          </table:table-cell>
          <table:table-cell table:style-name="Tabella1.C10" office:value-type="string">
            <text:p text:style-name="P71"><text:placeholder text:placeholder-type="text">&lt;get_partic_description(o.partner_id.id, l.product_id.id) if o.partner_id.use_partic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10" office:value-type="string">
            <text:p text:style-name="P5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44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55"/>
          </table:table-cell>
          <table:table-cell table:style-name="Tabella1.B13" table:number-columns-spanned="2" office:value-type="string">
            <text:p text:style-name="P45"><text:placeholder text:placeholder-type="text">&lt;o.partner_id.property_account_position.text_note_invoice or ''&gt;</text:placeholder></text:p>
          </table:table-cell>
          <table:covered-table-cell/>
          <table:table-cell table:style-name="Tabella1.D13" office:value-type="string">
            <text:p text:style-name="P54"/>
          </table:table-cell>
          <table:table-cell table:style-name="Tabella1.E13" office:value-type="string">
            <text:p text:style-name="P75"/>
          </table:table-cell>
          <table:table-cell table:style-name="Tabella1.F13" table:number-columns-spanned="2" office:value-type="string">
            <text:p text:style-name="P76"/>
          </table:table-cell>
          <table:covered-table-cell/>
          <table:table-cell table:style-name="Tabella1.H13" office:value-type="string">
            <text:p text:style-name="P77"/>
          </table:table-cell>
          <table:table-cell table:style-name="Tabella1.I13" office:value-type="string">
            <text:p text:style-name="P77"/>
          </table:table-cell>
          <table:table-cell table:style-name="Tabella1.J13" office:value-type="string">
            <text:p text:style-name="P78"/>
          </table:table-cell>
        </table:table-row>
        <table:table-row table:style-name="Tabella1.12">
          <table:table-cell table:style-name="Tabella1.A14" table:number-columns-spanned="10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0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47">NOTE / <text:span text:style-name="T13">NOTES</text:span></text:p>
            <text:p text:style-name="P59"><text:span text:style-name="T15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7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office:value-type="string">
            <text:p text:style-name="P55"/>
          </table:table-cell>
          <table:table-cell table:style-name="Tabella1.B18" table:number-columns-spanned="2" office:value-type="string">
            <text:p text:style-name="P24"><text:placeholder text:placeholder-type="text">&lt;o.text_note_post&gt;</text:placeholder></text:p>
          </table:table-cell>
          <table:covered-table-cell/>
          <table:table-cell table:style-name="Tabella1.D18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69">ALIQ.</text:p>
          </table:table-cell>
          <table:table-cell table:style-name="Tabella2.A1" office:value-type="string">
            <text:p text:style-name="P69">IMPONIBILE</text:p>
          </table:table-cell>
          <table:table-cell table:style-name="Tabella2.A1" office:value-type="string">
            <text:p text:style-name="P69">IMPOSTA</text:p>
          </table:table-cell>
          <table:table-cell table:style-name="Tabella2.D1" office:value-type="string">
            <text:p text:style-name="P70">SPESE BANCA</text:p>
          </table:table-cell>
          <table:table-cell table:style-name="Tabella2.E1" office:value-type="string">
            <text:p text:style-name="P67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3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7"><text:placeholder text:placeholder-type="text">&lt;tax.description&gt;</text:placeholder></text:p>
                </table:table-cell>
                <table:table-cell table:style-name="Tabella6.B2" office:value-type="string">
                  <text:p text:style-name="P28"><text:span text:style-name="T16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8"><text:span text:style-name="T16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8"><text:soft-page-break/></text:p>
          </table:table-cell>
          <table:covered-table-cell/>
          <table:covered-table-cell/>
          <table:table-cell table:style-name="Tabella2.A2" office:value-type="string">
            <text:p text:style-name="P53"/>
          </table:table-cell>
          <table:table-cell table:style-name="Tabella2.E2" office:value-type="string">
            <text:p text:style-name="P74"><text:placeholder text:placeholder-type="text">&lt;o.pricelist_id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68">FIRMA</text:p>
          </table:table-cell>
          <table:table-cell table:style-name="Tabella2.D3" office:value-type="string">
            <text:p text:style-name="P67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Standard"/>
          </table:table-cell>
          <table:table-cell table:style-name="Tabella2.E2" office:value-type="string">
            <text:p text:style-name="P73"><text:placeholder text:placeholder-type="text">&lt;o.pricelist_id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66"/>
          </table:table-cell>
          <table:covered-table-cell/>
          <table:covered-table-cell/>
          <table:table-cell table:style-name="Tabella2.A5" office:value-type="string">
            <text:p text:style-name="P67"/>
          </table:table-cell>
          <table:table-cell table:style-name="Tabella2.E1" office:value-type="string">
            <text:p text:style-name="P49">TOTALE FATTURA / <text:span text:style-name="T18">TOTAL AMOUNT</text:span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63"><text:s/></text:p>
          </table:table-cell>
          <table:covered-table-cell/>
          <table:covered-table-cell/>
          <table:table-cell table:style-name="Tabella2.A6" office:value-type="string">
            <text:p text:style-name="P62"/>
          </table:table-cell>
          <table:table-cell table:style-name="Tabella2.E6" office:value-type="string">
            <text:p text:style-name="P72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42"/>
      <text:p text:style-name="P81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.0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3:09:05.803257507</dc:date>
    <meta:editing-duration>P6DT16H40M9S</meta:editing-duration>
    <meta:editing-cycles>910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5" meta:word-count="280" meta:character-count="3176" meta:non-whitespace-character-count="2986"/>
    <meta:user-defined meta:name="Info 1"/>
    <meta:user-defined meta:name="Info 2"/>
    <meta:user-defined meta:name="Info 3"/>
    <meta:user-defined meta:name="Info 4"/>
  </office:meta>
</office:document-meta>
</file>